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800000" style:text-underline-style="solid" style:text-underline-width="auto" style:text-underline-color="font-color"/>
    </style:style>
    <style:style style:name="P2" style:family="paragraph" style:parent-style-name="Standard">
      <style:text-properties fo:color="#000000" style:text-underline-style="solid" style:text-underline-width="auto" style:text-underline-color="font-color"/>
    </style:style>
    <style:style style:name="P3" style:family="paragraph" style:parent-style-name="Standard">
      <style:text-properties fo:color="#000000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ISST</text:p>
      <text:p text:style-name="P1"/>
      <text:p text:style-name="P1"/>
      <text:p text:style-name="P1"/>
      <text:p text:style-name="P2">Service spatio temporal : gère les évènements historiques pour éviter d'interférer avec sous peine de créer de nouveaux flux temporels</text:p>
      <text:p text:style-name="P2"/>
      <text:p text:style-name="P2"/>
      <text:p text:style-name="P3">La SST possède une méta base de donnée contenant : date d'évènements,localisations, personnages importants <text:s/>concernés</text:p>
      <text:p text:style-name="P3"/>
      <text:p text:style-name="P3">La SST possède une flotte de vaisseau pour accéder à différents endroits du flux.</text:p>
      <text:p text:style-name="P3">Un vaisseau possède une classe(A,B,C,X) qui définit sa capacité de saut temporel (amplitude, capacité de rebond ) </text:p>
      <text:p text:style-name="P3">A : aller/retour , centaine d'année en amplitude.</text:p>
      <text:p text:style-name="P3">B : nombre limité de voyage + 1 retour d'urgence, millier d'année en amplitude</text:p>
      <text:p text:style-name="P3">C:Nombre limité de voyage + 1 retour d'urgence, aucune limite d'amplitude.</text:p>
      <text:p text:style-name="P3">X : Aucune limite tant qu'il reste de l'énergie.</text:p>
      <text:p text:style-name="P1"/>
      <text:p text:style-name="P1"/>
      <text:p text:style-name="P2">La SST contient une troupe d'agents accrédités pour les différentes classes de missions existantes et pour les classes de vaisseaux associées .</text:p>
      <text:p text:style-name="P2"/>
      <text:p text:style-name="P2"/>
      <text:p text:style-name="P2">Element : Agent, troupe d'agent , <text:s/>capacité de rebond, vaisseau, vaisseau A,B,C,X, <text:s/>flotte de vaisseau , Evenement ( contenant une date, localisation, des personnages importants) et personnage.</text:p>
      <text:p text:style-name="P2">Mission, Rapport de Mission .</text:p>
      <text:p text:style-name="P2"/>
      <text:p text:style-name="P2">Objectif : Etre capable de confier une mission à un agent sur un fait historique à l'aide d'un vaisseau, l'agent fera donc, un rapport de miss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topher LEMASSON</meta:initial-creator>
    <meta:creation-date>2021-10-20T10:48:43.98</meta:creation-date>
    <dc:date>2021-10-20T11:11:16.43</dc:date>
    <dc:creator>Christopher LEMASSON</dc:creator>
    <meta:editing-duration>PT22M40S</meta:editing-duration>
    <meta:editing-cycles>3</meta:editing-cycles>
    <meta:generator>OpenOffice/4.1.10$Win32 OpenOffice.org_project/4110m2$Build-9807</meta:generator>
    <meta:document-statistic meta:table-count="0" meta:image-count="0" meta:object-count="0" meta:page-count="1" meta:paragraph-count="13" meta:word-count="191" meta:character-count="1223"/>
  </office:meta>
</office:document-meta>
</file>